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4.3016in"/>
    </style:style>
    <style:style style:name="co3" style:family="table-column">
      <style:table-column-properties fo:break-before="auto" style:column-width="0.5508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6283in"/>
    </style:style>
    <style:style style:name="co6" style:family="table-column">
      <style:table-column-properties fo:break-before="auto" style:column-width="0.6362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0.8992in"/>
    </style:style>
    <style:style style:name="co9" style:family="table-column">
      <style:table-column-properties fo:break-before="auto" style:column-width="1.3571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9075in"/>
    </style:style>
    <style:style style:name="co12" style:family="table-column">
      <style:table-column-properties fo:break-before="auto" style:column-width="1.690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relation</text:p>
          </table:table-cell>
          <table:table-cell office:value-type="string">
            <text:p>question</text:p>
          </table:table-cell>
          <table:table-cell office:value-type="string">
            <text:p>quid</text:p>
          </table:table-cell>
          <table:table-cell office:value-type="string">
            <text:p>collection</text:p>
          </table:table-cell>
          <table:table-cell office:value-type="string">
            <text:p>property</text:p>
          </table:table-cell>
          <table:table-cell office:value-type="string">
            <text:p>concept</text:p>
          </table:table-cell>
          <table:table-cell office:value-type="string">
            <text:p>label</text:p>
          </table:table-cell>
          <table:table-cell office:value-type="string">
            <text:p>certainty</text:p>
          </table:table-cell>
          <table:table-cell office:value-type="string">
            <text:p>sources</text:p>
          </table:table-cell>
          <table:table-cell office:value-type="string">
            <text:p>prop_pos</text:p>
          </table:table-cell>
          <table:table-cell office:value-type="string">
            <text:p>concept_pos</text:p>
          </table:table-cell>
          <table:table-cell office:value-type="string">
            <text:p>example_pos</text:p>
          </table:table-cell>
          <table:table-cell office:value-type="string">
            <text:p>prop_neg</text:p>
          </table:table-cell>
          <table:table-cell office:value-type="string">
            <text:p>concept_neg</text:p>
          </table:table-cell>
          <table:table-cell office:value-type="string">
            <text:p>example_neg</text:p>
          </table:table-cell>
        </table:table-row>
        <table:table-row table:style-name="ro1">
          <table:table-cell office:value-type="string">
            <text:p>_check</text:p>
          </table:table-cell>
          <table:table-cell office:value-type="string">
            <text:p>I am still paying attention to this task.</text:p>
          </table:table-cell>
          <table:table-cell office:value-type="string">
            <text:p>check1</text:p>
          </table:table-cell>
          <table:table-cell office:value-type="string">
            <text:p>_check</text:p>
          </table:table-cell>
          <table:table-cell table:number-columns-repeated="2" office:value-type="string">
            <text:p>_check1</text:p>
          </table:table-cell>
          <table:table-cell table:number-columns-repeated="5" office:value-type="string">
            <text:p>_check</text:p>
          </table:table-cell>
          <table:table-cell office:value-type="string">
            <text:p>The earth is round. </text:p>
          </table:table-cell>
          <table:table-cell table:number-columns-repeated="2" office:value-type="string">
            <text:p>_check</text:p>
          </table:table-cell>
          <table:table-cell office:value-type="string">
            <text:p>The earth is flat.</text:p>
          </table:table-cell>
        </table:table-row>
        <table:table-row table:style-name="ro1">
          <table:table-cell office:value-type="string">
            <text:p>_check</text:p>
          </table:table-cell>
          <table:table-cell office:value-type="string">
            <text:p>I am working on a task in which I agree or disagree with statements.</text:p>
          </table:table-cell>
          <table:table-cell office:value-type="string">
            <text:p>check2</text:p>
          </table:table-cell>
          <table:table-cell office:value-type="string">
            <text:p>_check</text:p>
          </table:table-cell>
          <table:table-cell table:number-columns-repeated="2" office:value-type="string">
            <text:p>_check2</text:p>
          </table:table-cell>
          <table:table-cell table:number-columns-repeated="5" office:value-type="string">
            <text:p>_check</text:p>
          </table:table-cell>
          <table:table-cell office:value-type="string">
            <text:p>Paris is a city.</text:p>
          </table:table-cell>
          <table:table-cell table:number-columns-repeated="2" office:value-type="string">
            <text:p>_check</text:p>
          </table:table-cell>
          <table:table-cell office:value-type="string">
            <text:p>Russia is a city.</text:p>
          </table:table-cell>
        </table:table-row>
        <table:table-row table:style-name="ro1">
          <table:table-cell office:value-type="string">
            <text:p>_check</text:p>
          </table:table-cell>
          <table:table-cell office:value-type="string">
            <text:p>I am still focused on this task.</text:p>
          </table:table-cell>
          <table:table-cell office:value-type="string">
            <text:p>check3</text:p>
          </table:table-cell>
          <table:table-cell office:value-type="string">
            <text:p>_check</text:p>
          </table:table-cell>
          <table:table-cell table:number-columns-repeated="2" office:value-type="string">
            <text:p>_check3</text:p>
          </table:table-cell>
          <table:table-cell table:number-columns-repeated="5" office:value-type="string">
            <text:p>_check</text:p>
          </table:table-cell>
          <table:table-cell office:value-type="string">
            <text:p>France is a country.</text:p>
          </table:table-cell>
          <table:table-cell table:number-columns-repeated="2" office:value-type="string">
            <text:p>_check</text:p>
          </table:table-cell>
          <table:table-cell office:value-type="string">
            <text:p>Aamsterdam is a country.</text:p>
          </table:table-cell>
        </table:table-row>
        <table:table-row table:style-name="ro1">
          <table:table-cell office:value-type="string">
            <text:p>_check</text:p>
          </table:table-cell>
          <table:table-cell office:value-type="string">
            <text:p>I am answering questions at random. </text:p>
          </table:table-cell>
          <table:table-cell office:value-type="string">
            <text:p>check4</text:p>
          </table:table-cell>
          <table:table-cell office:value-type="string">
            <text:p>_check</text:p>
          </table:table-cell>
          <table:table-cell table:number-columns-repeated="2" office:value-type="string">
            <text:p>_check4</text:p>
          </table:table-cell>
          <table:table-cell table:number-columns-repeated="5" office:value-type="string">
            <text:p>_check</text:p>
          </table:table-cell>
          <table:table-cell office:value-type="string">
            <text:p>Trains are vehicles. </text:p>
          </table:table-cell>
          <table:table-cell table:number-columns-repeated="2" office:value-type="string">
            <text:p>_check</text:p>
          </table:table-cell>
          <table:table-cell office:value-type="string">
            <text:p>Carrots are animals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03/31/2020</text:date>, <text:time>17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7:35:49</dc:date>
    <dc:creator>Pia Sommerauer</dc:creator>
    <meta:document-statistic meta:table-count="1" meta:cell-count="75" meta:object-count="0"/>
    <meta:generator>OpenOffice/4.1.7$Unix OpenOffice.org_project/417m1$Build-9800</meta:generator>
    <meta:user-defined meta:name="Info 1"/>
    <meta:user-defined meta:name="Info 2"/>
    <meta:user-defined meta:name="Info 3"/>
    <meta:user-defined meta:name="Info 4"/>
  </office:meta>
</office:document-meta>
</file>